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style:font-name="Arial" fo:letter-spacing="normal" fo:language="en" fo:country="GB" fo:font-style="normal" fo:font-weight="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style:font-name="Times New         Roman" fo:font-size="9pt" fo:language="en" fo:country="GB"/>
    </style:style>
    <style:style style:name="T7" style:family="text">
      <style:text-properties fo:font-size="9pt" fo:language="en" fo:country="GB"/>
    </style:style>
    <style:style style:name="T8" style:family="text">
      <style:text-properties fo:color="#2b2b2b" fo:font-size="9pt" fo:language="en" fo:country="GB"/>
    </style:style>
    <style:style style:name="T9" style:family="text">
      <style:text-properties fo:color="#010101"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53. </text:span><text:span text:style-name="T4">The board should not permit an investment arrangement to exist where the fund may not invest outside the investment offerings of the sponsor or any subsidiary or associated entity, other than in the case of preservation fund or retirement annuity fund, where such an investment arrangement is permissible. The rules of the fund, pensions law and applicable tax laws should be adhered to in respect of transfers. The board should exercise special care in relation to transfers to ensure that the rights of members are prot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05:09</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1" meta:word-count="87" meta:character-count="531" meta:non-whitespace-character-count="445"/>
  </office:meta>
</office:document-meta>
</file>